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inDocId.getDocumentNumber( Multi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DocId.PlainDocId( int doc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Id.isValid( BitSet dele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UIDDocI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Id.create( String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UIDDocId.applyOffset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DocId.isValid( BitSet dele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UIDDocId.isValid( BitSet dele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Id.create( UUID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Id.create( int doc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inDocId.applyOffset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ocId.getDocumentNumber( Multi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UIDDocId.UUIDDocId( UUID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cId.applyOffset(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UIDDocId.getDocumentNumber( MultiIndexReader rea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lainDocI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